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2" manifest:media-type="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3d8257" officeooo:paragraph-rsid="003d8257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2bedf5" officeooo:paragraph-rsid="002bedf5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1ddfbe" officeooo:paragraph-rsid="001ddfbe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1ddfbe" officeooo:paragraph-rsid="00262b2a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d2ff2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314413" officeooo:paragraph-rsid="00314413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314413" officeooo:paragraph-rsid="0057ec1a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515c11" officeooo:paragraph-rsid="00515c11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4955d5" officeooo:paragraph-rsid="0033d52c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4f6bf2" officeooo:paragraph-rsid="004f6bf2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560ca4" officeooo:paragraph-rsid="00560ca4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5483dc" officeooo:paragraph-rsid="0052fe44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31b2f0" officeooo:paragraph-rsid="0031b2f0" style:font-size-asian="12pt" style:font-name-complex="Calibri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fo:font-style="normal" fo:font-weight="normal" officeooo:rsid="005ca0c6" officeooo:paragraph-rsid="00560ca4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line-height="150%"/>
      <style:text-properties officeooo:paragraph-rsid="002bedf5"/>
    </style:style>
    <style:style style:name="P16" style:family="paragraph" style:parent-style-name="Standard">
      <style:paragraph-properties fo:line-height="150%"/>
      <style:text-properties officeooo:paragraph-rsid="00314413"/>
    </style:style>
    <style:style style:name="P17" style:family="paragraph" style:parent-style-name="Standard">
      <style:paragraph-properties fo:line-height="150%"/>
      <style:text-properties officeooo:paragraph-rsid="001784d5"/>
    </style:style>
    <style:style style:name="P18" style:family="paragraph" style:parent-style-name="Standard">
      <style:paragraph-properties fo:line-height="150%"/>
      <style:text-properties officeooo:paragraph-rsid="0033d52c"/>
    </style:style>
    <style:style style:name="P19" style:family="paragraph" style:parent-style-name="Standard">
      <style:paragraph-properties fo:line-height="150%"/>
      <style:text-properties officeooo:paragraph-rsid="004f6bf2"/>
    </style:style>
    <style:style style:name="P20" style:family="paragraph" style:parent-style-name="Standard">
      <style:paragraph-properties fo:line-height="150%"/>
      <style:text-properties officeooo:paragraph-rsid="0050c454"/>
    </style:style>
    <style:style style:name="P21" style:family="paragraph" style:parent-style-name="Standard">
      <style:paragraph-properties fo:line-height="150%"/>
      <style:text-properties officeooo:paragraph-rsid="005483dc"/>
    </style:style>
    <style:style style:name="P22" style:family="paragraph" style:parent-style-name="Standard">
      <style:paragraph-properties fo:line-height="150%"/>
      <style:text-properties officeooo:paragraph-rsid="005beeca"/>
    </style:style>
    <style:style style:name="P23" style:family="paragraph" style:parent-style-name="Standard">
      <style:paragraph-properties fo:line-height="150%"/>
      <style:text-properties officeooo:paragraph-rsid="005bf4df"/>
    </style:style>
    <style:style style:name="P24" style:family="paragraph" style:parent-style-name="Standard">
      <style:paragraph-properties fo:line-height="150%"/>
      <style:text-properties officeooo:paragraph-rsid="00560ca4"/>
    </style:style>
    <style:style style:name="P25" style:family="paragraph" style:parent-style-name="Standard">
      <style:paragraph-properties fo:line-height="150%"/>
      <style:text-properties officeooo:rsid="001721d7" officeooo:paragraph-rsid="001721d7"/>
    </style:style>
    <style:style style:name="P26" style:family="paragraph" style:parent-style-name="Standard">
      <style:paragraph-properties fo:line-height="150%"/>
      <style:text-properties style:font-name="Liberation Serif1" fo:font-size="12pt" officeooo:rsid="004d8b40" officeooo:paragraph-rsid="004d8b40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line-height="150%"/>
      <style:text-properties officeooo:rsid="0052fe44" officeooo:paragraph-rsid="00560ca4"/>
    </style:style>
    <style:style style:name="P28" style:family="paragraph" style:parent-style-name="Standard">
      <style:paragraph-properties fo:line-height="150%"/>
      <style:text-properties officeooo:rsid="000df7d6" officeooo:paragraph-rsid="0050c454"/>
    </style:style>
    <style:style style:name="P29" style:family="paragraph" style:parent-style-name="Standard">
      <style:paragraph-properties fo:line-height="150%"/>
      <style:text-properties officeooo:rsid="00560ca4" officeooo:paragraph-rsid="00560ca4"/>
    </style:style>
    <style:style style:name="P30" style:family="paragraph" style:parent-style-name="Standard">
      <style:paragraph-properties fo:line-height="150%"/>
      <style:text-properties officeooo:rsid="005bf4df" officeooo:paragraph-rsid="005bf4df"/>
    </style:style>
    <style:style style:name="P31" style:family="paragraph" style:parent-style-name="Standard">
      <style:paragraph-properties fo:line-height="150%"/>
      <style:text-properties style:font-name="Liberation Serif" fo:font-size="12pt" officeooo:rsid="00515c11" officeooo:paragraph-rsid="00515c11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5eec8b" officeooo:paragraph-rsid="005eec8b" style:font-size-asian="12pt" style:font-size-complex="12pt"/>
    </style:style>
    <style:style style:name="T1" style:family="text">
      <style:text-properties officeooo:rsid="0029826b"/>
    </style:style>
    <style:style style:name="T2" style:family="text">
      <style:text-properties style:font-name="Liberation Serif" fo:font-size="12pt" style:font-size-asian="12pt" style:font-name-complex="Calibri" style:font-size-complex="12pt"/>
    </style:style>
    <style:style style:name="T3" style:family="text">
      <style:text-properties style:font-name="Liberation Serif" fo:font-size="12pt" officeooo:rsid="0031b2f0" style:font-size-asian="12pt" style:font-name-complex="Calibri" style:font-size-complex="12pt"/>
    </style:style>
    <style:style style:name="T4" style:family="text">
      <style:text-properties style:font-name="Liberation Serif" fo:font-size="12pt" officeooo:rsid="00324b23" style:font-size-asian="12pt" style:font-name-complex="Calibri" style:font-size-complex="12pt"/>
    </style:style>
    <style:style style:name="T5" style:family="text">
      <style:text-properties style:font-name="Liberation Serif" fo:font-size="12pt" officeooo:rsid="00314413" style:font-size-asian="12pt" style:font-name-complex="Calibri" style:font-size-complex="12pt"/>
    </style:style>
    <style:style style:name="T6" style:family="text">
      <style:text-properties style:font-name="Liberation Serif" fo:font-size="12pt" officeooo:rsid="003caa6a" style:font-size-asian="12pt" style:font-name-complex="Calibri" style:font-size-complex="12pt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29826b" style:font-size-asian="12pt" style:font-size-complex="12pt"/>
    </style:style>
    <style:style style:name="T9" style:family="text">
      <style:text-properties style:font-name="Liberation Serif" fo:font-size="12pt" officeooo:rsid="002bedf5" style:font-size-asian="12pt" style:font-size-complex="12pt"/>
    </style:style>
    <style:style style:name="T10" style:family="text">
      <style:text-properties style:font-name="Liberation Serif" fo:font-size="12pt" officeooo:rsid="00483b23" style:font-size-asian="12pt" style:font-size-complex="12pt"/>
    </style:style>
    <style:style style:name="T11" style:family="text">
      <style:text-properties style:font-name="Liberation Serif" fo:font-size="12pt" officeooo:rsid="00314413" style:font-size-asian="12pt" style:font-size-complex="12pt"/>
    </style:style>
    <style:style style:name="T12" style:family="text">
      <style:text-properties style:font-name="Liberation Serif" fo:font-size="12pt" officeooo:rsid="00191bfc" style:font-size-asian="12pt" style:font-size-complex="12pt"/>
    </style:style>
    <style:style style:name="T13" style:family="text">
      <style:text-properties style:font-name="Liberation Serif" fo:font-size="12pt" officeooo:rsid="0033d52c" style:font-size-asian="12pt" style:font-size-complex="12pt"/>
    </style:style>
    <style:style style:name="T14" style:family="text">
      <style:text-properties style:font-name="Liberation Serif" fo:font-size="12pt" officeooo:rsid="004955d5" style:font-size-asian="12pt" style:font-size-complex="12pt"/>
    </style:style>
    <style:style style:name="T15" style:family="text">
      <style:text-properties style:font-name="Liberation Serif" fo:font-size="12pt" officeooo:rsid="0020a367" style:font-size-asian="12pt" style:font-size-complex="12pt"/>
    </style:style>
    <style:style style:name="T16" style:family="text">
      <style:text-properties style:font-name="Liberation Serif" fo:font-size="12pt" officeooo:rsid="0026f57f" style:font-size-asian="12pt" style:font-size-complex="12pt"/>
    </style:style>
    <style:style style:name="T17" style:family="text">
      <style:text-properties style:font-name="Liberation Serif" fo:font-size="12pt" officeooo:rsid="004add36" style:font-size-asian="12pt" style:font-size-complex="12pt"/>
    </style:style>
    <style:style style:name="T18" style:family="text">
      <style:text-properties style:font-name="Liberation Serif" fo:font-size="12pt" officeooo:rsid="004b97e9" style:font-size-asian="12pt" style:font-size-complex="12pt"/>
    </style:style>
    <style:style style:name="T19" style:family="text">
      <style:text-properties style:font-name="Liberation Serif" fo:font-size="12pt" officeooo:rsid="004d8b40" style:font-size-asian="12pt" style:font-size-complex="12pt"/>
    </style:style>
    <style:style style:name="T20" style:family="text">
      <style:text-properties style:font-name="Liberation Serif" fo:font-size="12pt" officeooo:rsid="003d8257" style:font-size-asian="12pt" style:font-size-complex="12pt"/>
    </style:style>
    <style:style style:name="T21" style:family="text">
      <style:text-properties style:font-name="Liberation Serif" fo:font-size="12pt" officeooo:rsid="0039ec08" style:font-size-asian="12pt" style:font-size-complex="12pt"/>
    </style:style>
    <style:style style:name="T22" style:family="text">
      <style:text-properties style:font-name="Liberation Serif" fo:font-size="12pt" officeooo:rsid="002291e5" style:font-size-asian="12pt" style:font-size-complex="12pt"/>
    </style:style>
    <style:style style:name="T23" style:family="text">
      <style:text-properties style:font-name="Liberation Serif" fo:font-size="12pt" officeooo:rsid="0050c454" style:font-size-asian="12pt" style:font-size-complex="12pt"/>
    </style:style>
    <style:style style:name="T24" style:family="text">
      <style:text-properties style:font-name="Liberation Serif" fo:font-size="12pt" officeooo:rsid="0052fe44" style:font-size-asian="12pt" style:font-size-complex="12pt"/>
    </style:style>
    <style:style style:name="T25" style:family="text">
      <style:text-properties style:font-name="Liberation Serif" fo:font-size="12pt" officeooo:rsid="004f6bf2" style:font-size-asian="12pt" style:font-size-complex="12pt"/>
    </style:style>
    <style:style style:name="T26" style:family="text">
      <style:text-properties style:font-name="Liberation Serif" fo:font-size="12pt" officeooo:rsid="005483dc" style:font-size-asian="12pt" style:font-size-complex="12pt"/>
    </style:style>
    <style:style style:name="T27" style:family="text">
      <style:text-properties style:font-name="Liberation Serif" fo:font-size="12pt" officeooo:rsid="00560ca4" style:font-size-asian="12pt" style:font-size-complex="12pt"/>
    </style:style>
    <style:style style:name="T28" style:family="text">
      <style:text-properties style:font-name="Liberation Serif" fo:font-size="12pt" officeooo:rsid="00571588" style:font-size-asian="12pt" style:font-size-complex="12pt"/>
    </style:style>
    <style:style style:name="T29" style:family="text">
      <style:text-properties style:font-name="Liberation Serif" fo:font-size="12pt" officeooo:rsid="005beeca" style:font-size-asian="12pt" style:font-size-complex="12pt"/>
    </style:style>
    <style:style style:name="T30" style:family="text">
      <style:text-properties style:font-name="Liberation Serif" fo:font-size="12pt" officeooo:rsid="005c221c" style:font-size-asian="12pt" style:font-size-complex="12pt"/>
    </style:style>
    <style:style style:name="T31" style:family="text">
      <style:text-properties style:font-name="Liberation Serif" fo:font-size="12pt" officeooo:rsid="005e35fc" style:font-size-asian="12pt" style:font-size-complex="12pt"/>
    </style:style>
    <style:style style:name="T32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3" style:family="text">
      <style:text-properties style:font-name="Liberation Serif" fo:font-size="12pt" fo:font-style="normal" fo:font-weight="normal" officeooo:rsid="0029826b" style:font-size-asian="12pt" style:font-style-asian="normal" style:font-weight-asian="normal" style:font-size-complex="12pt"/>
    </style:style>
    <style:style style:name="T34" style:family="text">
      <style:text-properties style:font-name="Liberation Serif" fo:font-size="12pt" fo:font-style="normal" fo:font-weight="normal" officeooo:rsid="004add36" style:font-size-asian="12pt" style:font-style-asian="normal" style:font-weight-asian="normal" style:font-size-complex="12pt"/>
    </style:style>
    <style:style style:name="T35" style:family="text">
      <style:text-properties style:font-name="Liberation Serif" fo:font-size="12pt" fo:font-style="normal" fo:font-weight="normal" officeooo:rsid="005ca0c6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officeooo:rsid="0029826b" style:font-name-asian="NSimSun" style:font-size-asian="12pt" style:font-name-complex="Arial" style:font-size-complex="12pt"/>
    </style:style>
    <style:style style:name="T37" style:family="text">
      <style:text-properties style:font-name="Liberation Serif" fo:font-size="12pt" officeooo:rsid="003b2518" style:font-name-asian="NSimSun" style:font-size-asian="12pt" style:font-name-complex="Arial" style:font-size-complex="12pt"/>
    </style:style>
    <style:style style:name="T38" style:family="text">
      <style:text-properties style:font-name="Liberation Serif" fo:font-size="12pt" officeooo:rsid="0020a367" style:font-name-asian="NSimSun" style:font-size-asian="12pt" style:font-name-complex="Arial" style:font-size-complex="12pt"/>
    </style:style>
    <style:style style:name="T39" style:family="text">
      <style:text-properties style:font-name="Liberation Serif" fo:font-size="12pt" officeooo:rsid="002bedf5" style:font-name-asian="NSimSun" style:font-size-asian="12pt" style:font-name-complex="Arial" style:font-size-complex="12pt"/>
    </style:style>
    <style:style style:name="T40" style:family="text">
      <style:text-properties style:font-name="Liberation Serif" fo:font-size="12pt" officeooo:rsid="002291e5" style:font-name-asian="NSimSun" style:font-size-asian="12pt" style:font-name-complex="Arial" style:font-size-complex="12pt"/>
    </style:style>
    <style:style style:name="T41" style:family="text">
      <style:text-properties officeooo:rsid="00355d1a"/>
    </style:style>
    <style:style style:name="T42" style:family="text">
      <style:text-properties officeooo:rsid="00395854"/>
    </style:style>
    <style:style style:name="T43" style:family="text">
      <style:text-properties officeooo:rsid="003e6dfa"/>
    </style:style>
    <style:style style:name="T44" style:family="text">
      <style:text-properties officeooo:rsid="0042a739"/>
    </style:style>
    <style:style style:name="T45" style:family="text">
      <style:text-properties officeooo:rsid="00262b2a"/>
    </style:style>
    <style:style style:name="T46" style:family="text">
      <style:text-properties officeooo:rsid="004add36"/>
    </style:style>
    <style:style style:name="T47" style:family="text">
      <style:text-properties officeooo:rsid="001eecc6"/>
    </style:style>
    <style:style style:name="T48" style:family="text">
      <style:text-properties officeooo:rsid="0027b238"/>
    </style:style>
    <style:style style:name="T49" style:family="text">
      <style:text-properties officeooo:rsid="004f6bf2"/>
    </style:style>
    <style:style style:name="T50" style:family="text">
      <style:text-properties officeooo:rsid="0050c454"/>
    </style:style>
    <style:style style:name="T51" style:family="text">
      <style:text-properties officeooo:rsid="0052fe44"/>
    </style:style>
    <style:style style:name="T52" style:family="text">
      <style:text-properties officeooo:rsid="00571588"/>
    </style:style>
    <style:style style:name="T53" style:family="text">
      <style:text-properties officeooo:rsid="005acd4f"/>
    </style:style>
    <style:style style:name="T54" style:family="text">
      <style:text-properties officeooo:rsid="005ca0c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2">P</text:span><text:span text:style-name="T13">robability F</text:span><text:span text:style-name="T14">allacies</text:span></text:p>
      <text:p text:style-name="P9"/>
      <text:p text:style-name="P1"><text:span text:style-name="T52">E</text:span>xample <text:span text:style-name="T50">1</text:span></text:p>
      <text:p text:style-name="P1">I toss <text:span text:style-name="T49">a</text:span> coin 5 times and get 5 tails.</text:p>
      <text:p text:style-name="P1">The probability of getting 5 tails with a fair coin is <text:span text:style-name="T46">0.03 S</text:span>o the probability the coin is fair is <text:span text:style-name="T46">0.03</text:span></text:p>
      <text:p text:style-name="P1">No! To argue like this is incorrect.</text:p>
      <text:p text:style-name="P19"><text:span text:style-name="T17"><draw:frame draw:style-name="fr1" draw:name="Object3" text:anchor-type="as-char" svg:y="-0.386cm" svg:width="4.667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and </text:span><text:span text:style-name="T17">this is not the same as</text:span><text:span text:style-name="T20"><draw:frame draw:style-name="fr1" draw:name="Object4" text:anchor-type="as-char" svg:y="-0.386cm" svg:width="3.579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6"/>
      <text:p text:style-name="P26"><text:span text:style-name="T52">E</text:span>xample <text:span text:style-name="T50">2<text:tab/><text:tab/></text:span>Gambler fallacy</text:p>
      <text:p text:style-name="P28">A gambler keeps rolling a dice. A six has not occurred for some time. By the law of averages, it <text:span text:style-name="T53">should</text:span> occur soon.</text:p>
      <text:p text:style-name="P20"><text:span text:style-name="T20">No! To argue like this is t</text:span><text:span text:style-name="T23">o commit the </text:span><text:span text:style-name="T24">gambler</text:span><text:span text:style-name="T23"> fallacy.</text:span></text:p>
      <text:p text:style-name="P25">Imagine a conversation between <text:span text:style-name="T51">the gambler</text:span> and <text:span text:style-name="T49">the</text:span> <text:span text:style-name="T53">(talking) </text:span>dice:</text:p>
      <text:p text:style-name="P25">Gambler:<text:tab/><text:tab/>I notice you haven’t come up six for some time.</text:p>
      <text:p text:style-name="P25">Dice:<text:tab/><text:tab/><text:tab/>Sorry about that. I’ll throw in some extra sixes <text:span text:style-name="T47">s</text:span>o <text:span text:style-name="T48">that</text:span> things even out.</text:p>
      <text:p text:style-name="P10">I don’t think so!</text:p>
      <text:p text:style-name="P21"><text:span text:style-name="T28">N</text:span><text:span text:style-name="T25">ote:</text:span></text:p>
      <text:p text:style-name="P27"><text:span text:style-name="T27">I</text:span><text:span text:style-name="T26">f you are about to roll a dice 20 times then the probability of getting no sixes is</text:span><text:span text:style-name="T25"><draw:frame draw:style-name="fr1" draw:name="Object10" text:anchor-type="as-char" svg:y="-0.437cm" svg:width="2.702cm" svg:height="0.557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9"><text:span text:style-name="T25">B</text:span><text:span text:style-name="T7">ut:</text:span></text:p>
      <text:p text:style-name="P21"><text:span text:style-name="T27">I</text:span><text:span text:style-name="T24">f you </text:span><text:span text:style-name="T26">have already </text:span><text:span text:style-name="T24">roll</text:span><text:span text:style-name="T26">ed</text:span><text:span text:style-name="T24"> a dice 19 times and n</text:span><text:span text:style-name="T26">ot got</text:span><text:span text:style-name="T24"> any sixes then the probability </text:span><text:span text:style-name="T26">of </text:span><text:span text:style-name="T30">not </text:span><text:span text:style-name="T26">getting a six on the </text:span><text:span text:style-name="T31">20th</text:span><text:span text:style-name="T26"> roll is</text:span><text:span text:style-name="T24"><draw:frame draw:style-name="fr1" draw:name="Object9" text:anchor-type="as-char" svg:y="-0.377cm" svg:width="0.822cm" svg:height="0.467cm" draw:z-index="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2"/>
      <text:p text:style-name="P15"><text:span text:style-name="T28">E</text:span><text:span text:style-name="T15">xample </text:span><text:span text:style-name="T23">3</text:span><text:span text:style-name="T15"><text:tab/><text:tab/></text:span><text:span text:style-name="T9">P</text:span><text:span text:style-name="T19">rosecutor fallacy</text:span></text:p>
      <text:p text:style-name="P22"><text:span text:style-name="T7">A murder has been committed by one of the inhabitants of a town. Eric is on trial for the murder, because his DNA matches </text:span><text:span text:style-name="T29">DNA</text:span><text:span text:style-name="T7"> found at the </text:span><text:span text:style-name="T15">crime scene</text:span><text:span text:style-name="T7">. </text:span><text:span text:style-name="T16">I</text:span><text:span text:style-name="T7">f Eric is </text:span><text:span text:style-name="T8">not guilty</text:span><text:span text:style-name="T7">, </text:span><text:span text:style-name="T16">t</text:span><text:span text:style-name="T7">he probability that </text:span><text:span text:style-name="T16">his</text:span><text:span text:style-name="T7"> DNA matches </text:span><text:span text:style-name="T29">DNA found a the crime scene</text:span><text:span text:style-name="T7"> is </text:span><text:span text:style-name="T17">0.00002</text:span></text:p>
      <text:p text:style-name="P22"><text:span text:style-name="T9">So t</text:span><text:span text:style-name="T7">he probability that Eric is </text:span><text:span text:style-name="T8">not guilty</text:span><text:span text:style-name="T7"> is </text:span><text:span text:style-name="T17">0.00002</text:span></text:p>
      <text:p text:style-name="P2">No! <text:span text:style-name="T1">To argue like this is to commit the prosecutor fallacy.</text:span></text:p>
      <text:p text:style-name="P23"><text:span text:style-name="T34"><draw:frame draw:style-name="fr1" draw:name="Object5" text:anchor-type="as-char" svg:y="-0.386cm" svg:width="5.533cm" svg:height="0.506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3">and </text:span><text:span text:style-name="T34">this is not the same as</text:span><text:span text:style-name="T33"><draw:frame draw:style-name="fr1" draw:name="Object6" text:anchor-type="as-char" svg:y="-0.386cm" svg:width="3.817cm" svg:height="0.506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0"><text:span text:style-name="T33">W</text:span><text:span text:style-name="T35">hat</text:span><text:span text:style-name="T32"> </text:span><text:span text:style-name="T35">the jury </text:span><text:span text:style-name="T32">want</text:span><text:span text:style-name="T35">s</text:span><text:span text:style-name="T32"> to know </text:span><text:span text:style-name="T35">is</text:span><text:span text:style-name="T32"><draw:frame draw:style-name="fr1" draw:name="Object11" text:anchor-type="as-char" svg:y="-0.386cm" svg:width="3.817cm" svg:height="0.506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2">This is the probability that Eric is </text:span><text:span text:style-name="T33">not guilty.</text:span></text:p>
      <text:p text:style-name="P14"/>
      <text:p text:style-name="P24"><text:span text:style-name="T35">For example, s</text:span><text:span text:style-name="T23">ay</text:span><text:span text:style-name="T8"> t</text:span><text:span text:style-name="T7">he town has 2</text:span><text:span text:style-name="T21">5</text:span><text:span text:style-name="T7">0,000 inhabitants. Typically</text:span><text:span text:style-name="T7"><draw:frame draw:style-name="fr1" draw:name="Object12" text:anchor-type="as-char" svg:y="-0.377cm" svg:width="3.879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7">people will have DNA that matches </text:span><text:span text:style-name="T22">the</text:span><text:span text:style-name="T7"> sample found at the </text:span><text:span text:style-name="T15">crime scene. </text:span><text:span text:style-name="T36">So, </text:span><text:span text:style-name="T37">in the absence of any other evidence,</text:span><text:span text:style-name="T36"> t</text:span><text:span text:style-name="T38">he probability that Eric is n</text:span><text:span text:style-name="T39">ot guilty is</text:span><text:span text:style-name="T40"><draw:frame draw:style-name="fr1" draw:name="Object1" text:anchor-type="as-char" svg:y="-0.377cm" svg:width="0.83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3"><text:soft-page-break/></text:p>
      <text:p text:style-name="P3"><text:span text:style-name="T52">E</text:span>xample <text:span text:style-name="T50">4<text:tab/><text:tab/>False-Positive Fallacy</text:span></text:p>
      <text:p text:style-name="P5"><text:span text:style-name="T42">There</text:span> is a disease <text:span text:style-name="T43">but sufferers show no symptoms. </text:span>At any given time, 1% of people actually have the disease. A test has been developed that can detect the disease. If a person has the disease, the test result will be positive. If a person does not have the disease, there is a 3% chance that the test result will be positive. Eric has just had the test, and the result <text:span text:style-name="T44">i</text:span>s positive. <text:span text:style-name="T41">So the probability that Eric does not have the disease is 3%</text:span></text:p>
      <text:p text:style-name="P2">No! <text:span text:style-name="T1">To argue like this is to commit the false-positive fallacy</text:span></text:p>
      <text:p text:style-name="P19"><text:span text:style-name="T9"><draw:frame draw:style-name="fr1" draw:name="Object7" text:anchor-type="as-char" svg:y="-0.386cm" svg:width="5.353cm" svg:height="0.506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0">and </text:span><text:span text:style-name="T18">this is not the same as</text:span><text:span text:style-name="T9"><draw:frame draw:style-name="fr1" draw:name="Object8" text:anchor-type="as-char" svg:y="-0.386cm" svg:width="4.267cm" svg:height="0.506cm" draw:z-index="1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/>
      <text:p text:style-name="P4">Consider 100 people. On average, <text:span text:style-name="T45">1 person will have the disease and test positive and 99 people will not have the disease and 3 of them will test positive. So of the 4 people who test positive, only one of them has the disease. So the probability that Eric does not have the disease is</text:span><text:span text:style-name="T45"><draw:frame draw:style-name="fr1" draw:name="Object2" text:anchor-type="as-char" svg:y="-0.377cm" svg:width="0.8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/>
      <text:p text:style-name="P6"><text:span text:style-name="T52">E</text:span>xample <text:span text:style-name="T50">5<text:tab/></text:span><text:tab/>OJ Simpson trial</text:p>
      <text:p text:style-name="P16"><text:span text:style-name="T11">OJ Simpson is on trial for the murder of his wife. The prosecution has established that he used to beat-up his wife. </text:span><text:span text:style-name="T5">The defence argue that, i</text:span><text:span text:style-name="T2">f a man beats-up his wife, the </text:span><text:span text:style-name="T5">probability</text:span><text:span text:style-name="T2"> that he will murder her </text:span><text:span text:style-name="T3">is extremely small. Tr</text:span><text:span text:style-name="T6">ue</text:span><text:span text:style-name="T3"> but irrelevant. The prosecution should have argued that, i</text:span><text:span text:style-name="T2">f a man beats-up his wife and his wife is murdered, the </text:span><text:span text:style-name="T3">probability</text:span><text:span text:style-name="T2"> that he </text:span><text:span text:style-name="T4">is the murderer</text:span><text:span text:style-name="T2"> </text:span><text:span text:style-name="T4">is</text:span><text:span text:style-name="T3"> very high.</text:span></text:p>
      <text:p text:style-name="P13"/>
      <text:p text:style-name="P13"><text:span text:style-name="T52">E</text:span>xample <text:span text:style-name="T50">6<text:tab/><text:tab/></text:span>Sally Clark trial</text:p>
      <text:p text:style-name="P17"><text:span text:style-name="T4">Sally Clark is on trial for the murder of her two children. The prosecution argue that, i</text:span><text:span text:style-name="T2">f a woman has 2 children, the </text:span><text:span text:style-name="T4">probability </text:span><text:span text:style-name="T2">they both die </text:span><text:span text:style-name="T4">of natural causes is extremely low. True but irrelevant. The defence should have argued that, i</text:span><text:span text:style-name="T2">f a woman has 2 children and they both die, </text:span><text:span text:style-name="T4">the probability they both died of natural causes is high.</text:span></text:p>
      <text:p text:style-name="P8"/>
      <text:p text:style-name="P8"><text:span text:style-name="T54">T</text:span>here were other incorrect uses of probability in this trial. You should read up about it.</text:p>
      <text:p text:style-name="P8"/>
      <text:p text:style-name="P32">Example 7</text:p>
      <text:p text:style-name="P32">LAW OF AVERAGES AND LAW OF LARGE NUMB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08:29:49.765000000</meta:creation-date>
    <dc:date>2024-09-03T14:35:16.686000000</dc:date>
    <meta:editing-duration>PT4H19M54S</meta:editing-duration>
    <meta:editing-cycles>60</meta:editing-cycles>
    <meta:generator>LibreOffice/6.3.5.2$Windows_X86_64 LibreOffice_project/dd0751754f11728f69b42ee2af66670068624673</meta:generator>
    <meta:document-statistic meta:table-count="0" meta:image-count="0" meta:object-count="12" meta:page-count="2" meta:paragraph-count="36" meta:word-count="639" meta:character-count="3364" meta:non-whitespace-character-count="2753"/>
  </office:meta>
</office:document-meta>
</file>

<file path=Object 1/content.xml><?xml version="1.0" encoding="utf-8"?>
<math xmlns="http://www.w3.org/1998/Math/MathML" display="block">
  <semantics>
    <mrow>
      <mn>4</mn>
      <mo stretchy="false">/</mo>
      <mn>5</mn>
    </mrow>
    <annotation encoding="StarMath 5.0">4/5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row>
              <mn>5</mn>
              <mo stretchy="false">/</mo>
              <mn>6</mn>
            </mrow>
          </mrow>
          <mo fence="true" stretchy="false">)</mo>
        </mrow>
        <mn>20</mn>
      </msup>
      <mo stretchy="false">=</mo>
      <mn>0.026</mn>
    </mrow>
    <annotation encoding="StarMath 5.0"> (5/6)^20=0.026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not</mi>
            <mi mathvariant="italic">guilty</mi>
            <mi>⌡</mi>
            <mi mathvariant="italic">match</mi>
          </mrow>
        </mrow>
        <mo fence="true" stretchy="false">)</mo>
      </mrow>
    </mrow>
    <annotation encoding="StarMath 5.0"> p(not guilty⌡match)</annotation>
  </semantics>
</math>
</file>

<file path=Object 12/content.xml><?xml version="1.0" encoding="utf-8"?>
<math xmlns="http://www.w3.org/1998/Math/MathML" display="block">
  <semantics>
    <mrow>
      <mrow>
        <mn>250,000</mn>
        <mo stretchy="false">×</mo>
        <mn>0.00002</mn>
      </mrow>
      <mo stretchy="false">=</mo>
      <mn>5</mn>
    </mrow>
    <annotation encoding="StarMath 5.0">250,000 times 0.00002=5 </annotation>
  </semantics>
</math>
</file>

<file path=Object 2/content.xml><?xml version="1.0" encoding="utf-8"?>
<math xmlns="http://www.w3.org/1998/Math/MathML" display="block">
  <semantics>
    <mrow>
      <mn>3</mn>
      <mo stretchy="false">/</mo>
      <mn>4</mn>
    </mrow>
    <annotation encoding="StarMath 5.0"> 3/4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5</mn>
              <mi mathvariant="italic">tails</mi>
              <mi>⌡</mi>
              <mi mathvariant="italic">fair</mi>
              <mi mathvariant="italic">coin</mi>
            </mrow>
          </mrow>
          <mo fence="true" stretchy="false">)</mo>
        </mrow>
        <mo stretchy="false">=</mo>
        <mn>0.03</mn>
      </mrow>
    </mrow>
    <annotation encoding="StarMath 5.0">p(5 tails⌡fair coin)=0.03 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fair</mi>
            <mi mathvariant="italic">coin</mi>
            <mi>⌡</mi>
            <mn>5</mn>
            <mi mathvariant="italic">tails</mi>
          </mrow>
        </mrow>
        <mo fence="true" stretchy="false">)</mo>
      </mrow>
    </mrow>
    <annotation encoding="StarMath 5.0"> p(fair coin⌡5 tails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atch</mi>
              <mi>⌡</mi>
              <mi mathvariant="italic">not</mi>
              <mi mathvariant="italic">guilty</mi>
            </mrow>
          </mrow>
          <mo fence="true" stretchy="false">)</mo>
        </mrow>
        <mo stretchy="false">=</mo>
        <mn>0.00002</mn>
      </mrow>
    </mrow>
    <annotation encoding="StarMath 5.0">p(match⌡not guilty) =0.00002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not</mi>
            <mi mathvariant="italic">guilty</mi>
            <mi>⌡</mi>
            <mi mathvariant="italic">match</mi>
          </mrow>
        </mrow>
        <mo fence="true" stretchy="false">)</mo>
      </mrow>
    </mrow>
    <annotation encoding="StarMath 5.0"> p(not guilty⌡match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positive</mi>
              <mi>⌡</mi>
              <mi mathvariant="italic">no</mi>
              <mi mathvariant="italic">disease</mi>
            </mrow>
          </mrow>
          <mo fence="true" stretchy="false">)</mo>
        </mrow>
        <mo stretchy="false">=</mo>
        <mn>0.03</mn>
      </mrow>
    </mrow>
    <annotation encoding="StarMath 5.0">p(positive⌡no disease)=0.03 </annotation>
  </semantics>
</math>
</file>

<file path=Object 8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no</mi>
            <mi mathvariant="italic">disease</mi>
            <mi>⌡</mi>
            <mi mathvariant="italic">positive</mi>
          </mrow>
        </mrow>
        <mo fence="true" stretchy="false">)</mo>
      </mrow>
    </mrow>
    <annotation encoding="StarMath 5.0"> p(no disease⌡positive)</annotation>
  </semantics>
</math>
</file>

<file path=Object 9/content.xml><?xml version="1.0" encoding="utf-8"?>
<math xmlns="http://www.w3.org/1998/Math/MathML" display="block">
  <semantics>
    <mrow>
      <mn>5</mn>
      <mo stretchy="false">/</mo>
      <mn>6</mn>
    </mrow>
    <annotation encoding="StarMath 5.0">5/6</annotation>
  </semantics>
</math>
</file>